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Validator.isInRange( short value , short min , shor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Lo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atchRegexp( String value , String regex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Validator.maxValue( double value , doubl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inValue( long value , long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Shor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axValue( int value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CreditCar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inValue( float value , floa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inLength( String value , int min , int lineEn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Validator.isDoub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Floa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Date( String value , String datePattern ,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axLength( String value , int max , int lineEn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Validator.isInRange( int value , int min , in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inValue( int value ,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InRange( double value , double min , double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Ur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BlankOrNull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I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InRange( float value , float min , floa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inValue( double value , double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adjustForLineEnding( String value , int lineEnd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icValidator.isInRange( byte value , byte min , byte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axLength( String value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By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axValue( long value ,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Emai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inLength( String value ,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maxValue( float value , floa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Validator.isInRange( long value , long min , long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